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7a13" officeooo:paragraph-rsid="00017a13"/>
    </style:style>
    <style:style style:name="P2" style:family="paragraph" style:parent-style-name="Standard">
      <style:text-properties officeooo:rsid="0003513a" officeooo:paragraph-rsid="0003513a"/>
    </style:style>
    <style:style style:name="P3" style:family="paragraph" style:parent-style-name="Standard" style:list-style-name="L1">
      <style:text-properties officeooo:rsid="00017a13" officeooo:paragraph-rsid="00017a13"/>
    </style:style>
    <style:style style:name="P4" style:family="paragraph" style:parent-style-name="Standard" style:list-style-name="L2">
      <style:text-properties officeooo:rsid="00017a13" officeooo:paragraph-rsid="00017a13"/>
    </style:style>
    <style:style style:name="P5" style:family="paragraph" style:parent-style-name="Standard" style:list-style-name="L3">
      <style:text-properties officeooo:rsid="00017a13" officeooo:paragraph-rsid="00017a13"/>
    </style:style>
    <style:style style:name="P6" style:family="paragraph" style:parent-style-name="Standard">
      <style:text-properties officeooo:rsid="00017a13" officeooo:paragraph-rsid="00017a13"/>
    </style:style>
    <style:style style:name="P7" style:family="paragraph" style:parent-style-name="Standard" style:list-style-name="L3">
      <style:text-properties officeooo:rsid="0003513a" officeooo:paragraph-rsid="0003513a"/>
    </style:style>
    <style:style style:name="P8" style:family="paragraph" style:parent-style-name="Standard" style:list-style-name="L4">
      <style:text-properties officeooo:rsid="0003513a" officeooo:paragraph-rsid="0003513a"/>
    </style:style>
    <style:style style:name="P9" style:family="paragraph" style:parent-style-name="Standard">
      <style:text-properties officeooo:rsid="0003c4d9" officeooo:paragraph-rsid="0003c4d9"/>
    </style:style>
    <style:style style:name="P10" style:family="paragraph" style:parent-style-name="Standard" style:list-style-name="L5">
      <style:text-properties officeooo:rsid="0003c4d9" officeooo:paragraph-rsid="0003c4d9"/>
    </style:style>
    <style:style style:name="P11" style:family="paragraph" style:parent-style-name="Standard" style:list-style-name="L6">
      <style:text-properties officeooo:rsid="0003c4d9" officeooo:paragraph-rsid="0003c4d9"/>
    </style:style>
    <style:style style:name="P12" style:family="paragraph" style:parent-style-name="Standard" style:list-style-name="L7">
      <style:text-properties officeooo:rsid="0003c4d9" officeooo:paragraph-rsid="0003c4d9"/>
    </style:style>
    <style:style style:name="P13" style:family="paragraph" style:parent-style-name="Standard" style:list-style-name="L8">
      <style:text-properties officeooo:rsid="0003c4d9" officeooo:paragraph-rsid="0003c4d9"/>
    </style:style>
    <style:style style:name="P14" style:family="paragraph" style:parent-style-name="Standard" style:list-style-name="L9">
      <style:text-properties officeooo:rsid="0003c4d9" officeooo:paragraph-rsid="0003c4d9"/>
    </style:style>
    <style:style style:name="P15" style:family="paragraph" style:parent-style-name="Standard" style:list-style-name="L7">
      <style:text-properties officeooo:rsid="0004a5a7" officeooo:paragraph-rsid="0004a5a7"/>
    </style:style>
    <style:style style:name="P16" style:family="paragraph" style:parent-style-name="Standard" style:list-style-name="L10">
      <style:text-properties officeooo:rsid="0005168a" officeooo:paragraph-rsid="0005168a"/>
    </style:style>
    <style:style style:name="P17" style:family="paragraph" style:parent-style-name="Standard" style:list-style-name="L4">
      <style:text-properties officeooo:rsid="0005168a" officeooo:paragraph-rsid="0005168a"/>
    </style:style>
    <style:style style:name="P18" style:family="paragraph" style:parent-style-name="Standard" style:list-style-name="L8">
      <style:text-properties officeooo:rsid="0005168a" officeooo:paragraph-rsid="0005168a"/>
    </style:style>
    <style:style style:name="P19" style:family="paragraph" style:parent-style-name="Standard">
      <style:text-properties officeooo:rsid="0005168a" officeooo:paragraph-rsid="0005168a"/>
    </style:style>
    <style:style style:name="P20" style:family="paragraph" style:parent-style-name="Standard">
      <style:text-properties officeooo:rsid="0005adde" officeooo:paragraph-rsid="0005adde"/>
    </style:style>
    <style:style style:name="P21" style:family="paragraph" style:parent-style-name="Standard" style:list-style-name="L7">
      <style:text-properties officeooo:rsid="0005adde" officeooo:paragraph-rsid="0005adde"/>
    </style:style>
    <style:style style:name="T1" style:family="text">
      <style:text-properties officeooo:rsid="0003513a"/>
    </style:style>
    <style:style style:name="T2" style:family="text">
      <style:text-properties officeooo:rsid="0004a5a7"/>
    </style:style>
    <style:style style:name="T3" style:family="text">
      <style:text-properties officeooo:rsid="0005168a"/>
    </style:style>
    <style:style style:name="T4" style:family="text">
      <style:text-properties officeooo:rsid="0005ad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tečaj</text:p>
      <text:p text:style-name="P1"/>
      <text:p text:style-name="P1">Modul A: Osnove R-a, R-studia in pisanja kode</text:p>
      <text:p text:style-name="P1"/>
      <text:p text:style-name="P1">Vsebina:</text:p>
      <text:p text:style-name="P1">1. Spoznavanje z R-studiom</text:p>
      <text:list xml:id="list154438335" text:style-name="L1">
        <text:list-item>
          <text:p text:style-name="P3">“deli” R studia: urejevalnik, konzola</text:p>
        </text:list-item>
        <text:list-item>
          <text:p text:style-name="P3">kako pognati kodo</text:p>
        </text:list-item>
        <text:list-item>
          <text:p text:style-name="P3">kako inštalirati pakete<text:line-break/></text:p>
        </text:list-item>
      </text:list>
      <text:p text:style-name="P1">2. Spoznavanje s kodo</text:p>
      <text:list xml:id="list21719270" text:style-name="L2">
        <text:list-item>
          <text:p text:style-name="P4">komentarji</text:p>
        </text:list-item>
      </text:list>
      <text:list xml:id="list2997079413" text:style-name="L3">
        <text:list-item>
          <text:p text:style-name="P5">tipi spremenljivk <text:span text:style-name="T1">(in atributi spremenljivk)</text:span></text:p>
          <text:list>
            <text:list-item>
              <text:p text:style-name="P7">celo število, realna števila, NA, boolean</text:p>
            </text:list-item>
          </text:list>
        </text:list-item>
        <text:list-item>
          <text:p text:style-name="P7">tipi podatkov</text:p>
          <text:list>
            <text:list-item>
              <text:p text:style-name="P7">vektor, seznam, tabela, niz, <text:span text:style-name="T3">matrika</text:span></text:p>
            </text:list-item>
          </text:list>
        </text:list-item>
        <text:list-item>
          <text:p text:style-name="P5">“vgrajene” funkcije v R-u <text:span text:style-name="T1">(in pomoč funkcijam)</text:span></text:p>
        </text:list-item>
      </text:list>
      <text:p text:style-name="P1"/>
      <text:p text:style-name="P2">3. Osnove branja / pisanja / dela s podatki</text:p>
      <text:list xml:id="list2131300271" text:style-name="L4">
        <text:list-item>
          <text:p text:style-name="P8">primer: preberi podatke, izberi vrstice, izberi stolpce, vsota vrstic, vsota stolpcev</text:p>
        </text:list-item>
        <text:list-item>
          <text:p text:style-name="P17">nrow, ncol, str</text:p>
        </text:list-item>
        <text:list-item>
          <text:p text:style-name="P17">ustvari tabelo</text:p>
        </text:list-item>
      </text:list>
      <text:p text:style-name="P1"/>
      <text:p text:style-name="P1"/>
      <text:p text:style-name="P1"/>
      <text:p text:style-name="P9">Modul B: Naprednejše kodiranje in obdelava podatkov v R-u</text:p>
      <text:p text:style-name="P9"/>
      <text:p text:style-name="P9">Vsebina:</text:p>
      <text:p text:style-name="P9">1. <text:span text:style-name="T3">Agregiranje podatkov</text:span></text:p>
      <text:list xml:id="list3838003421" text:style-name="L10">
        <text:list-item>
          <text:p text:style-name="P16">povprečja / varianca / standardna deviacija / intervali zaupanja / kvantili</text:p>
          <text:p text:style-name="P16"/>
        </text:list-item>
      </text:list>
      <text:p text:style-name="P9"/>
      <text:p text:style-name="P9">2. Manipulacija s podatki</text:p>
      <text:list xml:id="list2266415084" text:style-name="L5">
        <text:list-item>
          <text:p text:style-name="P10">preurejanje tabel</text:p>
        </text:list-item>
        <text:list-item>
          <text:p text:style-name="P10">združevanje tabel</text:p>
        </text:list-item>
        <text:list-item>
          <text:p text:style-name="P10">agregiranje podatkov</text:p>
        </text:list-item>
      </text:list>
      <text:p text:style-name="P9"/>
      <text:p text:style-name="P9">3. Osnovna statistika</text:p>
      <text:list xml:id="list2863930089" text:style-name="L6">
        <text:list-item>
          <text:p text:style-name="P11">t-test</text:p>
        </text:list-item>
        <text:list-item>
          <text:p text:style-name="P11">a-nova</text:p>
        </text:list-item>
      </text:list>
      <text:p text:style-name="P9"/>
      <text:p text:style-name="P9">4. Vizualizacija podatkov z <text:span text:style-name="T2">lattice / </text:span>ggplot2</text:p>
      <text:list xml:id="list3865494836" text:style-name="L7">
        <text:list-item>
          <text:p text:style-name="P15">histogram</text:p>
        </text:list-item>
        <text:list-item>
          <text:p text:style-name="P12">box plot</text:p>
        </text:list-item>
        <text:list-item>
          <text:p text:style-name="P21">barplot</text:p>
        </text:list-item>
        <text:list-item>
          <text:p text:style-name="P12">scatter plot</text:p>
        </text:list-item>
        <text:list-item>
          <text:p text:style-name="P12">line plot</text:p>
        </text:list-item>
        <text:list-item>
          <text:p text:style-name="P12">distribucija podatkov</text:p>
        </text:list-item>
      </text:list>
      <text:p text:style-name="P9"/>
      <text:p text:style-name="P9">Modul C: Naprednejša statistika z R-om</text:p>
      <text:p text:style-name="P9"/>
      <text:p text:style-name="P9">Vsebina</text:p>
      <text:p text:style-name="P9"><text:soft-page-break/>1. Linearni modeli</text:p>
      <text:list xml:id="list519541046" text:style-name="L9">
        <text:list-item>
          <text:p text:style-name="P14">deskriptivna statistika / pregled podatkov</text:p>
        </text:list-item>
      </text:list>
      <text:list xml:id="list662097045" text:style-name="L8">
        <text:list-item>
          <text:p text:style-name="P13">priprava modela</text:p>
        </text:list-item>
        <text:list-item>
          <text:p text:style-name="P18">predpostavke modela</text:p>
        </text:list-item>
        <text:list-item>
          <text:p text:style-name="P13">fiksne / nakljućne spremenljivke</text:p>
        </text:list-item>
        <text:list-item>
          <text:p text:style-name="P13">normalizacija podatkov</text:p>
        </text:list-item>
        <text:list-item>
          <text:p text:style-name="P18">OUTPUT</text:p>
        </text:list-item>
        <text:list-item>
          <text:p text:style-name="P13">koeficienti modela <text:span text:style-name="T3">(summary(</text:span></text:p>
        </text:list-item>
        <text:list-item>
          <text:p text:style-name="P13">koeficient korelacije</text:p>
        </text:list-item>
      </text:list>
      <text:p text:style-name="P9"/>
      <text:p text:style-name="P19">POST-HOC</text:p>
      <text:list xml:id="list123056639146797" text:continue-numbering="true" text:style-name="L8">
        <text:list-item>
          <text:p text:style-name="P13">kontrasti</text:p>
        </text:list-item>
      </text:list>
      <text:p text:style-name="P19">USTREZNOST MODELA</text:p>
      <text:list xml:id="list123055713658287" text:continue-numbering="true" text:style-name="L8">
        <text:list-item>
          <text:p text:style-name="P13">pregled ustreznosti modela – qqplot, porazdelitev ostankov …</text:p>
        </text:list-item>
      </text:list>
      <text:p text:style-name="P9"/>
      <text:p text:style-name="P20">2. Logistična regreasija</text:p>
      <text:p text:style-name="P9"><text:span text:style-name="T4">3</text:span>. Chi squar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1:37:24.087368964</meta:creation-date>
    <dc:date>2020-06-22T12:30:54.839667582</dc:date>
    <meta:editing-duration>PT10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220" meta:character-count="1332" meta:non-whitespace-character-count="1198"/>
  </office:meta>
</office:document-meta>
</file>